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925in" style:rel-column-width="65535*"/>
    </style:style>
    <style:style style:name="Table32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05pt solid #000000"/>
    </style:style>
    <style:style style:name="P1" style:family="paragraph" style:parent-style-name="Header">
      <style:text-properties officeooo:rsid="00184ce9" officeooo:paragraph-rsid="00184ce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184ce9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184ce9" style:text-underline-mode="continuous" style:text-overline-mode="continuous" style:text-line-through-mode="continuous" style:font-weight-asian="bold"/>
    </style:style>
    <style:style style:name="P4" style:family="paragraph" style:parent-style-name="Standard">
      <style:text-properties fo:font-size="6pt" officeooo:paragraph-rsid="00184ce9" style:font-size-asian="6pt" style:font-size-complex="6pt"/>
    </style:style>
    <style:style style:name="P5" style:family="paragraph" style:parent-style-name="Standard">
      <style:text-properties fo:font-weight="bold" officeooo:paragraph-rsid="00184ce9" style:font-weight-asian="bold" style:font-weight-complex="bold"/>
    </style:style>
    <style:style style:name="P6" style:family="paragraph" style:parent-style-name="Standard" style:list-style-name="L11">
      <style:text-properties officeooo:paragraph-rsid="00184ce9"/>
    </style:style>
    <style:style style:name="P7" style:family="paragraph" style:parent-style-name="Standard" style:list-style-name="L12">
      <style:text-properties officeooo:paragraph-rsid="00184ce9"/>
    </style:style>
    <style:style style:name="P8" style:family="paragraph" style:parent-style-name="Standard" style:list-style-name="L13">
      <style:text-properties officeooo:paragraph-rsid="00184ce9"/>
    </style:style>
    <style:style style:name="P9" style:family="paragraph" style:parent-style-name="Standard" style:list-style-name="L14">
      <style:text-properties officeooo:paragraph-rsid="00184ce9"/>
    </style:style>
    <style:style style:name="P10" style:family="paragraph" style:parent-style-name="Standard" style:list-style-name="L15">
      <style:text-properties officeooo:paragraph-rsid="00184ce9"/>
    </style:style>
    <style:style style:name="P11" style:family="paragraph" style:parent-style-name="Standard" style:list-style-name="L16">
      <style:text-properties officeooo:paragraph-rsid="00184ce9"/>
    </style:style>
    <style:style style:name="P12" style:family="paragraph" style:parent-style-name="Standard" style:list-style-name="L16">
      <style:text-properties officeooo:paragraph-rsid="002a930f"/>
    </style:style>
    <style:style style:name="P13" style:family="paragraph" style:parent-style-name="Standard" style:list-style-name="L17">
      <style:text-properties officeooo:paragraph-rsid="00184ce9"/>
    </style:style>
    <style:style style:name="P14" style:family="paragraph" style:parent-style-name="Standard" style:list-style-name="L18">
      <style:text-properties officeooo:paragraph-rsid="00184ce9"/>
    </style:style>
    <style:style style:name="P15" style:family="paragraph" style:parent-style-name="Standard" style:list-style-name="L19">
      <style:text-properties officeooo:paragraph-rsid="00184ce9"/>
    </style:style>
    <style:style style:name="P16" style:family="paragraph" style:parent-style-name="Standard">
      <style:text-properties officeooo:paragraph-rsid="00184ce9"/>
    </style:style>
    <style:style style:name="P17" style:family="paragraph" style:parent-style-name="Standard" style:list-style-name="L13">
      <style:text-properties officeooo:rsid="002457d7" officeooo:paragraph-rsid="00184ce9"/>
    </style:style>
    <style:style style:name="P18" style:family="paragraph" style:parent-style-name="Standard" style:list-style-name="L12">
      <style:text-properties officeooo:rsid="00255f00" officeooo:paragraph-rsid="00255f00"/>
    </style:style>
    <style:style style:name="P1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paragraph-rsid="00184ce9" style:text-underline-mode="continuous" style:text-overline-mode="continuous" style:text-line-through-mode="continuous" style:font-weight-asian="bold" style:font-weight-complex="bold"/>
    </style:style>
    <style:style style:name="P20" style:family="paragraph" style:parent-style-name="Standard">
      <style:paragraph-properties fo:margin-top="0in" fo:margin-bottom="0.0201in" loext:contextual-spacing="false"/>
      <style:text-properties fo:font-weight="bold" officeooo:paragraph-rsid="00184ce9" style:font-weight-asian="bold" style:font-weight-complex="bold"/>
    </style:style>
    <style:style style:name="P21" style:family="paragraph" style:parent-style-name="Standard" style:list-style-name="L2">
      <style:paragraph-properties fo:margin-top="0in" fo:margin-bottom="0.0201in" loext:contextual-spacing="false"/>
      <style:text-properties officeooo:paragraph-rsid="00184ce9"/>
    </style:style>
    <style:style style:name="P22" style:family="paragraph" style:parent-style-name="Standard">
      <style:paragraph-properties fo:margin-top="0in" fo:margin-bottom="0.0201in" loext:contextual-spacing="false"/>
      <style:text-properties officeooo:rsid="00184ce9" officeooo:paragraph-rsid="00184ce9"/>
    </style:style>
    <style:style style:name="P23" style:family="paragraph" style:parent-style-name="Standard">
      <style:paragraph-properties fo:padding-left="0in" fo:padding-right="0in" fo:padding-top="0in" fo:padding-bottom="0.028in" fo:border-left="none" fo:border-right="none" fo:border-top="none" fo:border-bottom="0.26pt solid #000000" style:shadow="none"/>
      <style:text-properties fo:font-weight="bold" officeooo:paragraph-rsid="00184ce9" style:font-weight-asian="bold" style:font-weight-complex="bold"/>
    </style:style>
    <style:style style:name="P24" style:family="paragraph" style:parent-style-name="Standard">
      <style:paragraph-properties fo:padding-left="0in" fo:padding-right="0in" fo:padding-top="0in" fo:padding-bottom="0.028in" fo:border-left="none" fo:border-right="none" fo:border-top="none" fo:border-bottom="0.26pt solid #000000" style:shadow="none"/>
      <style:text-properties officeooo:paragraph-rsid="00184ce9" style:font-weight-complex="bold"/>
    </style:style>
    <style:style style:name="P25" style:family="paragraph" style:parent-style-name="Standard">
      <style:paragraph-properties fo:padding-left="0in" fo:padding-right="0in" fo:padding-top="0in" fo:padding-bottom="0.028in" fo:border-left="none" fo:border-right="none" fo:border-top="none" fo:border-bottom="0.26pt solid #000000" style:shadow="none"/>
      <style:text-properties officeooo:paragraph-rsid="00184ce9"/>
    </style:style>
    <style:style style:name="P26" style:family="paragraph" style:parent-style-name="Table_20_Contents">
      <style:text-properties officeooo:rsid="00184ce9" officeooo:paragraph-rsid="00184ce9"/>
    </style:style>
    <style:style style:name="P27" style:family="paragraph" style:parent-style-name="Table_20_Contents">
      <style:text-properties officeooo:rsid="00188d59" officeooo:paragraph-rsid="00188d59"/>
    </style:style>
    <style:style style:name="P28" style:family="paragraph" style:parent-style-name="Table_20_Contents">
      <style:text-properties officeooo:rsid="001b50b1" officeooo:paragraph-rsid="001b50b1"/>
    </style:style>
    <style:style style:name="P29" style:family="paragraph" style:parent-style-name="Table_20_Contents">
      <style:text-properties officeooo:rsid="001d18cd" officeooo:paragraph-rsid="001d18cd"/>
    </style:style>
    <style:style style:name="P30" style:family="paragraph" style:parent-style-name="Table_20_Contents">
      <style:text-properties officeooo:rsid="00230670" officeooo:paragraph-rsid="00230670"/>
    </style:style>
    <style:style style:name="P31" style:family="paragraph" style:parent-style-name="Table_20_Contents">
      <style:text-properties officeooo:rsid="002457d7" officeooo:paragraph-rsid="002457d7"/>
    </style:style>
    <style:style style:name="P32" style:family="paragraph" style:parent-style-name="Table_20_Contents">
      <style:text-properties officeooo:rsid="0024ca0f" officeooo:paragraph-rsid="0024ca0f"/>
    </style:style>
    <style:style style:name="P33" style:family="paragraph" style:parent-style-name="Table_20_Contents">
      <style:text-properties officeooo:rsid="00255f00" officeooo:paragraph-rsid="00255f00"/>
    </style:style>
    <style:style style:name="P34" style:family="paragraph" style:parent-style-name="Table_20_Contents">
      <style:text-properties officeooo:rsid="00255f00" officeooo:paragraph-rsid="002f4d94"/>
    </style:style>
    <style:style style:name="P35" style:family="paragraph" style:parent-style-name="Table_20_Contents">
      <style:text-properties officeooo:rsid="00271ba7" officeooo:paragraph-rsid="00271ba7"/>
    </style:style>
    <style:style style:name="P36" style:family="paragraph" style:parent-style-name="Table_20_Contents">
      <style:text-properties officeooo:rsid="0028450a" officeooo:paragraph-rsid="0028450a"/>
    </style:style>
    <style:style style:name="P37" style:family="paragraph" style:parent-style-name="Table_20_Contents">
      <style:text-properties officeooo:rsid="0029c93f" officeooo:paragraph-rsid="0029c93f"/>
    </style:style>
    <style:style style:name="P38" style:family="paragraph" style:parent-style-name="Table_20_Contents">
      <style:text-properties officeooo:rsid="002a930f" officeooo:paragraph-rsid="002a930f"/>
    </style:style>
    <style:style style:name="P39" style:family="paragraph" style:parent-style-name="Table_20_Contents" style:list-style-name="L16">
      <style:text-properties officeooo:rsid="002a930f" officeooo:paragraph-rsid="002a930f"/>
    </style:style>
    <style:style style:name="P40" style:family="paragraph" style:parent-style-name="Table_20_Contents" style:list-style-name="L16">
      <style:text-properties officeooo:rsid="002a930f" officeooo:paragraph-rsid="002d7545"/>
    </style:style>
    <style:style style:name="P41" style:family="paragraph" style:parent-style-name="Table_20_Contents" style:list-style-name="L17">
      <style:text-properties officeooo:rsid="002a930f" officeooo:paragraph-rsid="002a930f"/>
    </style:style>
    <style:style style:name="P42" style:family="paragraph" style:parent-style-name="Table_20_Contents" style:list-style-name="L17">
      <style:text-properties officeooo:rsid="002a930f" officeooo:paragraph-rsid="002d7545"/>
    </style:style>
    <style:style style:name="P43" style:family="paragraph" style:parent-style-name="Table_20_Contents" style:list-style-name="L16">
      <style:text-properties officeooo:rsid="002c4d42" officeooo:paragraph-rsid="002c4d42"/>
    </style:style>
    <style:style style:name="P44" style:family="paragraph" style:parent-style-name="Table_20_Contents" style:list-style-name="L17">
      <style:text-properties officeooo:rsid="002d7545" officeooo:paragraph-rsid="002d7545"/>
    </style:style>
    <style:style style:name="P45" style:family="paragraph" style:parent-style-name="Table_20_Contents">
      <style:text-properties officeooo:rsid="002e6208" officeooo:paragraph-rsid="002e6208"/>
    </style:style>
    <style:style style:name="P46" style:family="paragraph" style:parent-style-name="Table_20_Contents">
      <style:text-properties officeooo:rsid="002f4d94" officeooo:paragraph-rsid="002f4d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4ce9" style:font-style-asian="italic" style:font-style-complex="italic"/>
    </style:style>
    <style:style style:name="T4" style:family="text">
      <style:text-properties fo:font-style="italic" officeooo:rsid="00188d59" style:font-style-asian="italic" style:font-style-complex="italic"/>
    </style:style>
    <style:style style:name="T5" style:family="text">
      <style:text-properties officeooo:rsid="00184ce9"/>
    </style:style>
    <style:style style:name="T6" style:family="text">
      <style:text-properties officeooo:rsid="00188d59"/>
    </style:style>
    <style:style style:name="T7" style:family="text">
      <style:text-properties officeooo:rsid="0019d5d1"/>
    </style:style>
    <style:style style:name="T8" style:family="text">
      <style:text-properties officeooo:rsid="001c9d5d"/>
    </style:style>
    <style:style style:name="T9" style:family="text">
      <style:text-properties officeooo:rsid="001d18cd"/>
    </style:style>
    <style:style style:name="T10" style:family="text">
      <style:text-properties officeooo:rsid="001e6443"/>
    </style:style>
    <style:style style:name="T11" style:family="text">
      <style:text-properties officeooo:rsid="001f7d02"/>
    </style:style>
    <style:style style:name="T12" style:family="text">
      <style:text-properties officeooo:rsid="00214544"/>
    </style:style>
    <style:style style:name="T13" style:family="text">
      <style:text-properties officeooo:rsid="00243a18"/>
    </style:style>
    <style:style style:name="T14" style:family="text">
      <style:text-properties officeooo:rsid="002457d7"/>
    </style:style>
    <style:style style:name="T15" style:family="text">
      <style:text-properties officeooo:rsid="0024ca0f"/>
    </style:style>
    <style:style style:name="T16" style:family="text">
      <style:text-properties officeooo:rsid="00271ba7"/>
    </style:style>
    <style:style style:name="T17" style:family="text">
      <style:text-properties officeooo:rsid="002721df"/>
    </style:style>
    <style:style style:name="T18" style:family="text">
      <style:text-properties officeooo:rsid="002a930f"/>
    </style:style>
    <style:style style:name="T19" style:family="text">
      <style:text-properties officeooo:rsid="002b472d"/>
    </style:style>
    <style:style style:name="T20" style:family="text">
      <style:text-properties officeooo:rsid="002d7545"/>
    </style:style>
    <style:style style:name="T21" style:family="text">
      <style:text-properties officeooo:rsid="002f4d94"/>
    </style:style>
    <text:list-style style:name="L1">
      <text:list-level-style-bullet text:level="1" text:style-name="WW_5f_CharLFO30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2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2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2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2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28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29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2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2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2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2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2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2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28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29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30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Log In</text:p>
      <text:p text:style-name="P16"/>
      <text:p text:style-name="P20">Abstract Code</text:p>
      <text:list xml:id="list67466169" text:style-name="L2">
        <text:list-item>
          <text:p text:style-name="P21">User enters <text:span text:style-name="T5">email ($email)</text:span><text:span text:style-name="Default_20_Paragraph_20_Font"><text:span text:style-name="T2"> </text:span></text:span>and <text:span text:style-name="Default_20_Paragraph_20_Font"><text:span text:style-name="T2">pin </text:span></text:span><text:span text:style-name="Default_20_Paragraph_20_Font"><text:span text:style-name="T3">($</text:span></text:span><text:span text:style-name="Default_20_Paragraph_20_Font"><text:span text:style-name="T4">p</text:span></text:span><text:span text:style-name="Default_20_Paragraph_20_Font"><text:span text:style-name="T3">in)</text:span></text:span></text:p>
        </text:list-item>
        <text:list-item>
          <text:p text:style-name="P21">User clicks &lt;<text:span text:style-name="Default_20_Paragraph_20_Font"><text:span text:style-name="T1">Login&gt; </text:span></text:span>button:</text:p>
          <text:list>
            <text:list-item>
              <text:p text:style-name="P21">if form is validated, then:</text:p>
            </text:list-item>
          </text:list>
        </text:list-item>
      </text:list>
      <text:p text:style-name="P22"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6">SELECT pin FROM `User` WHERE email=’$<text:span text:style-name="T8">e</text:span>mail</text:p>
          </table:table-cell>
        </table:table-row>
      </table:table>
      <text:p text:style-name="P22"/>
      <text:list xml:id="list180931388385500" text:continue-numbering="true" text:style-name="L2">
        <text:list-item>
          <text:list>
            <text:list-item>
              <text:list>
                <text:list-item>
                  <text:p text:style-name="P21">if <text:span text:style-name="Default_20_Paragraph_20_Font"><text:span text:style-name="T2">email </text:span></text:span>does not have a known record, login page is redisplayed with an error message</text:p>
                </text:list-item>
                <text:list-item>
                  <text:p text:style-name="P21">else if <text:span text:style-name="Default_20_Paragraph_20_Font"><text:span text:style-name="T2">email</text:span></text:span> is found, and <text:span text:style-name="Default_20_Paragraph_20_Font"><text:span text:style-name="T2">pin</text:span></text:span> does not match, then login page is redisplayed with error message</text:p>
                </text:list-item>
                <text:list-item>
                  <text:p text:style-name="P21">Else create a session <text:span text:style-name="T9">and store record of the user in $UserName</text:span> and proceed to Home Screen</text:p>
                </text:list-item>
              </text:list>
            </text:list-item>
            <text:list-item>
              <text:p text:style-name="P21">Else show an error message indicating the form was not validated</text:p>
            </text:list-item>
          </text:list>
        </text:list-item>
      </text:list>
      <text:p text:style-name="P25"/>
      <text:p text:style-name="P2"/>
      <text:p text:style-name="P2"/>
      <text:p text:style-name="P2">View Home Page</text:p>
      <text:p text:style-name="P4"/>
      <text:p text:style-name="P5">Abstract Code</text:p>
      <text:list xml:id="list4144263935" text:style-name="L11">
        <text:list-item>
          <text:p text:style-name="P6">Find the current USER using the <text:span text:style-name="T6">User.</text:span><text:span text:style-name="Default_20_Paragraph_20_Font"><text:span text:style-name="T2">email</text:span>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27">SELECT name FROM `User` WHERE User.email=’$<text:span text:style-name="T8">e</text:span>mail’</text:p>
          </table:table-cell>
        </table:table-row>
      </table:table>
      <text:list xml:id="list180931408385458" text:continue-numbering="true" text:style-name="L11">
        <text:list-header>
          <text:p text:style-name="P6"><text:span text:style-name="Default_20_Paragraph_20_Font"><text:span text:style-name="T2"/></text:span></text:p>
        </text:list-header>
        <text:list-item>
          <text:p text:style-name="P6">Find the Corkboards followed by the USER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7">SELECT title, visibility, category type FROM Corkboard WHERE <text:span text:style-name="T8">Corkboard</text:span>.<text:span text:style-name="T8">owner_</text:span>email =’$email’</text:p>
          </table:table-cell>
        </table:table-row>
      </table:table>
      <text:list xml:id="list180931881912628" text:continue-numbering="true" text:style-name="L11">
        <text:list-header>
          <text:p text:style-name="P6"/>
        </text:list-header>
        <text:list-item>
          <text:p text:style-name="P6">Find users followed by USER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7">SELECT email FROM Follows WHERE <text:span text:style-name="T8">Follows.follower_email=’$email’</text:span></text:p>
          </table:table-cell>
        </table:table-row>
      </table:table>
      <text:list xml:id="list180930944771514" text:continue-numbering="true" text:style-name="L11">
        <text:list-header>
          <text:p text:style-name="P6"/>
        </text:list-header>
        <text:list-item>
          <text:p text:style-name="P6">Display the USERs username</text:p>
        </text:list-item>
        <text:list-item>
          <text:p text:style-name="P6">Find each update to boards that are owned or watched <text:span text:style-name="T7">b</text:span>y USER, or owned by a user followed by <text:s/>USER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9">SELECT title, <text:span text:style-name="T10">date_time</text:span> FROM Corkboard INNER JOIN PushPin ON Corkboard.owner_email = PushPin.<text:span text:style-name="T10">owner_email ORDER BY date_time DESC</text:span></text:p>
          </table:table-cell>
        </table:table-row>
      </table:table>
      <text:list xml:id="list180931886889602" text:continue-numbering="true" text:style-name="L11">
        <text:list-header>
          <text:p text:style-name="P6"/>
          <text:list>
            <text:list-item>
              <text:p text:style-name="P6">Sort updates and display the 4 newest updates</text:p>
            </text:list-item>
            <text:list-item>
              <text:p text:style-name="P6">If no updates</text:p>
              <text:list>
                <text:list-item>
                  <text:p text:style-name="P6">Display message “No Updates”</text:p>
                </text:list-item>
              </text:list>
            </text:list-item>
          </text:list>
        </text:list-header>
        <text:list-item>
          <text:p text:style-name="P6">Display all Corkboards Sorted alphabetically that are owned by <text:s/>USER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8">SELECT <text:s/>title FROM Corkboard <text:s/><text:span text:style-name="T10">INNER JOIN Private_Corkboard</text:span> <text:span text:style-name="T11">ON Corkboard.owner_email <text:s/>= Private_Corkboard.owner_email WHERE Corkboard.owner_email =’$email’</text:span></text:p>
          </table:table-cell>
        </table:table-row>
      </table:table>
      <text:list xml:id="list180932207513343" text:continue-numbering="true" text:style-name="L11">
        <text:list-header>
          <text:p text:style-name="P6"/>
        </text:list-header>
        <text:list-item>
          <text:p text:style-name="P6">While no buttons are pushed, do nothing</text:p>
        </text:list-item>
        <text:list-item>
          <text:p text:style-name="P6"><text:soft-page-break/>When a button is push, then do:</text:p>
          <text:list>
            <text:list-item>
              <text:p text:style-name="P6">if POPULAR_TAGS, <text:span text:style-name="Default_20_Paragraph_20_Font"><text:span text:style-name="T1">View Popular Tags</text:span></text:span></text:p>
            </text:list-item>
            <text:list-item>
              <text:p text:style-name="P6">if ADD_CORKBOARD, <text:span text:style-name="Default_20_Paragraph_20_Font"><text:span text:style-name="T1">Add Corkboard</text:span></text:span></text:p>
            </text:list-item>
            <text:list-item>
              <text:p text:style-name="P6">if PUSHPIN_SEARCH, <text:span text:style-name="Default_20_Paragraph_20_Font"><text:span text:style-name="T1">Search PushPins</text:span></text:span></text:p>
            </text:list-item>
            <text:list-item>
              <text:p text:style-name="P6">if CORKBOARD_UPDATE, Write to Corkboard, <text:span text:style-name="Default_20_Paragraph_20_Font"><text:span text:style-name="T1">View Corkboard</text:span></text:span></text:p>
            </text:list-item>
            <text:list-item>
              <text:p text:style-name="P6">if MY_CORKBOARD, <text:span text:style-name="Default_20_Paragraph_20_Font"><text:span text:style-name="T1">View Corkboard</text:span></text:span></text:p>
            </text:list-item>
            <text:list-item>
              <text:p text:style-name="P6">if CORKBOARD STATS, <text:span text:style-name="Default_20_Paragraph_20_Font"><text:span text:style-name="T1">View Stats</text:span></text:span></text:p>
            </text:list-item>
            <text:list-item>
              <text:p text:style-name="P6">if POPULAR_SITES, <text:span text:style-name="Default_20_Paragraph_20_Font"><text:span text:style-name="T1">View Popular Sites</text:span></text:span></text:p>
            </text:list-item>
          </text:list>
        </text:list-item>
      </text:list>
      <text:p text:style-name="P25"/>
      <text:p text:style-name="P2"><text:bookmark-start text:name="_Hlk525373658"/></text:p>
      <text:p text:style-name="P2">Add Corkboard</text:p>
      <text:p text:style-name="P16"/>
      <text:p text:style-name="P2">Abstract Code</text:p>
      <text:list xml:id="list2292789947" text:style-name="L12">
        <text:list-item>
          <text:p text:style-name="P7">Display window with input forms and a dropdown containing Corkboard Categories alphabetically</text:p>
        </text:list-item>
        <text:list-item>
          <text:p text:style-name="P7">if USER selects Private</text:p>
          <text:list>
            <text:list-item>
              <text:p text:style-name="P7">USER must enter password <text:span text:style-name="T12">($Password)</text:span></text:p>
            </text:list-item>
          </text:list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3">INSERT INTO Private_Corkboard ( title, owner_email, password )</text:p>
            <text:p text:style-name="P33">VALUES ( $Title, $Email, $Pin</text:p>
          </table:table-cell>
        </table:table-row>
      </table:table>
      <text:list xml:id="list180932234439448" text:continue-numbering="true" text:style-name="L12">
        <text:list-item>
          <text:p text:style-name="P18"/>
        </text:list-item>
        <text:list-item>
          <text:p text:style-name="P7">While no buttons are pushed, do nothing</text:p>
        </text:list-item>
        <text:list-item>
          <text:p text:style-name="P7">If a button is pushed , then do:</text:p>
          <text:list>
            <text:list-item>
              <text:p text:style-name="P7">if ADD, Write to Corkboard, <text:s/><text:span text:style-name="Default_20_Paragraph_20_Font"><text:span text:style-name="T1">View Corkboard</text:span></text:span></text:p>
              <text:p text:style-name="P7"><text:span text:style-name="Default_20_Paragraph_20_Font"><text:span text:style-name="T1"/></text:span></text:p>
            </text:list-item>
          </text:list>
        </text:list-item>
      </text:list>
      <text:p text:style-name="P25"><text:bookmark-end text:name="_Hlk525373658"/></text:p>
      <text:p text:style-name="P16"/>
      <text:p text:style-name="P2">View Corkboard</text:p>
      <text:p text:style-name="P16"/>
      <text:p text:style-name="P2">Abstract Code</text:p>
      <text:list xml:id="list319651198" text:style-name="L13">
        <text:list-item>
          <text:p text:style-name="P8">Find the OWNER, CATEGORY, and IMAGES of the CORKBOARD <text:span text:style-name="T14">($Title)</text:span>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30">SELECT owner_email, category_type, url FROM Corkboard <text:span text:style-name="T13">c</text:span> INNER JOIN <text:span text:style-name="T13">Private_Corkboard pc ON c.owner_email = pc.owner_email INNER JOIN PushPin pp ON c.owner_email = pp.owner_email <text:s/>WHERE c.title = $Title</text:span></text:p>
          </table:table-cell>
        </table:table-row>
      </table:table>
      <text:list xml:id="list180930440795857" text:continue-numbering="true" text:style-name="L13">
        <text:list-header>
          <text:p text:style-name="P17"/>
        </text:list-header>
        <text:list-item>
          <text:p text:style-name="P8">Display OWNER, CATEGORY, and IMAGES</text:p>
        </text:list-item>
        <text:list-item>
          <text:p text:style-name="P8">If OWNER is current USER, Enable ‘Add PushPin’ button</text:p>
        </text:list-item>
        <text:list-item>
          <text:p text:style-name="P8">If current USER is not OWNER, display ‘follow’ button</text:p>
        </text:list-item>
        <text:list-item>
          <text:p text:style-name="P8">If current USER is not OWNER and CORKBOARD is public, display ‘watch’ button</text:p>
        </text:list-item>
        <text:list-item>
          <text:p text:style-name="P8">Display number of watchers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1">SELECT COUNT(*) FROM (SELECT email FROM Corkboard c INNER JOIN Watch w ON c.title = w.title WHERE c.title = $Title)</text:p>
          </table:table-cell>
        </table:table-row>
      </table:table>
      <text:list xml:id="list180930634316278" text:continue-numbering="true" text:style-name="L13">
        <text:list-header>
          <text:p text:style-name="P8"/>
        </text:list-header>
        <text:list-item>
          <text:p text:style-name="P8">While no buttons are pushed, do nothing</text:p>
        </text:list-item>
        <text:list-item>
          <text:p text:style-name="P8">If a button is pushed, then do:</text:p>
          <text:list>
            <text:list-item>
              <text:p text:style-name="P8">if FOLLOW, Write to USER, <text:span text:style-name="Default_20_Paragraph_20_Font"><text:span text:style-name="T1">View Corkboard</text:span></text:span></text:p>
            </text:list-item>
            <text:list-item>
              <text:p text:style-name="P8"><text:soft-page-break/>if ADD_PUSHPIN, Write to Corkboard, <text:span text:style-name="Default_20_Paragraph_20_Font"><text:span text:style-name="T1">Add Pushpin to Corkboard</text:span></text:span></text:p>
            </text:list-item>
            <text:list-item>
              <text:p text:style-name="P8">if WATCH, Write to USER, <text:span text:style-name="Default_20_Paragraph_20_Font"><text:span text:style-name="T1">View Corkboard</text:span></text:span></text:p>
            </text:list-item>
          </text:list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6">INSERT INTO Watch ( email, title, owner_email)</text:p>
            <text:p text:style-name="P36">VALUES ( $Email, $Title, $Owner_Email)</text:p>
          </table:table-cell>
        </table:table-row>
      </table:table>
      <text:list xml:id="list180931946123253" text:continue-numbering="true" text:style-name="L13">
        <text:list-item>
          <text:list>
            <text:list-header>
              <text:p text:style-name="P8"><text:span text:style-name="Default_20_Paragraph_20_Font"><text:span text:style-name="T1"/></text:span></text:p>
            </text:list-header>
            <text:list-item>
              <text:p text:style-name="P8">if &lt;image&gt;, <text:span text:style-name="Default_20_Paragraph_20_Font"><text:span text:style-name="T1">View PushPin</text:span></text:span></text:p>
            </text:list-item>
          </text:list>
        </text:list-item>
      </text:list>
      <text:p text:style-name="P23"/>
      <text:p text:style-name="P2"/>
      <text:p text:style-name="P2">Add PushPin to CorkBoard</text:p>
      <text:p text:style-name="P16"/>
      <text:p text:style-name="P2">Abstract Code</text:p>
      <text:list xml:id="list688932191" text:style-name="L14">
        <text:list-item>
          <text:p text:style-name="P9">Display window with input forms</text:p>
        </text:list-item>
        <text:list-item>
          <text:p text:style-name="P9">Display CATEGORY</text:p>
        </text:list-item>
        <text:list-item>
          <text:p text:style-name="P9">While no buttons are pushed, do nothing</text:p>
        </text:list-item>
        <text:list-item>
          <text:p text:style-name="P9">If a button is pushed, then do:</text:p>
          <text:list>
            <text:list-item>
              <text:p text:style-name="P9">if ADD, Validate Form, Write to Corkboard, <text:span text:style-name="Default_20_Paragraph_20_Font"><text:span text:style-name="T1">View Corkboard</text:span></text:span></text:p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31">INSERT <text:span text:style-name="T16">INTO PushPin ( url, owner_email, date_time, title)</text:span></text:p>
            <text:p text:style-name="P35">VALUES ($url, $Email, $DateTime, $Title)</text:p>
          </table:table-cell>
        </table:table-row>
      </table:table>
      <text:list xml:id="list180932257553322" text:continue-numbering="true" text:style-name="L14">
        <text:list-item>
          <text:list>
            <text:list-header>
              <text:p text:style-name="P9"><text:span text:style-name="Default_20_Paragraph_20_Font"><text:span text:style-name="T1"/></text:span></text:p>
            </text:list-header>
          </text:list>
        </text:list-item>
      </text:list>
      <text:p text:style-name="P23"/>
      <text:p text:style-name="P2"/>
      <text:p text:style-name="P2">View PushPins</text:p>
      <text:p text:style-name="P16"/>
      <text:p text:style-name="P2">Abstract Code</text:p>
      <text:list xml:id="list936822127" text:style-name="L15">
        <text:list-item>
          <text:p text:style-name="P10">Find OWNER of PushPin <text:span text:style-name="T14">($PushPin)</text:span>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1">SELECT owner_email FROM PushPin WHERE PushPin.title = <text:span text:style-name="T15">$PushPin</text:span></text:p>
          </table:table-cell>
        </table:table-row>
      </table:table>
      <text:list xml:id="list180930459000371" text:continue-numbering="true" text:style-name="L15">
        <text:list-header>
          <text:p text:style-name="P10"/>
        </text:list-header>
        <text:list-item>
          <text:p text:style-name="P10">Display OWNER</text:p>
        </text:list-item>
        <text:list-item>
          <text:p text:style-name="P10">Find DATE and TIME of Pin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2">SELECT date_time FROM PushPin WHERE PushPin.</text:p>
          </table:table-cell>
        </table:table-row>
      </table:table>
      <text:list xml:id="list180930562627923" text:continue-numbering="true" text:style-name="L15">
        <text:list-header>
          <text:p text:style-name="P10"/>
        </text:list-header>
        <text:list-item>
          <text:p text:style-name="P10">Display DATE and TIME of Pin</text:p>
        </text:list-item>
        <text:list-item>
          <text:p text:style-name="P10">Find CATEGORY of Pin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2">SELECT category_type FROM PushPin pp INNER JOIN Category c ON pp.title = c.title WHERE </text:p>
          </table:table-cell>
        </table:table-row>
      </table:table>
      <text:list xml:id="list180932112530523" text:continue-numbering="true" text:style-name="L15">
        <text:list-header>
          <text:p text:style-name="P10"/>
        </text:list-header>
        <text:list-item>
          <text:p text:style-name="P10">Display CATEGORY</text:p>
        </text:list-item>
        <text:list-item>
          <text:p text:style-name="P10">Find COMMENTS and LIKES</text:p>
        </text:list-item>
      </text:list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4">SELECT <text:span text:style-name="T21">text, date_time FROM `Comment` WHERE url = $PushPin.url</text:span></text:p>
            <text:p text:style-name="P34"><text:span text:style-name="T21">GROUP BY text</text:span></text:p>
            <text:p text:style-name="P34"><text:span text:style-name="T21">ORDER BY date_time ASC;</text:span></text:p>
          </table:table-cell>
        </table:table-row>
        <table:table-row>
          <table:table-cell table:style-name="Table15.A2" office:value-type="string">
            <text:p text:style-name="P34">SELECT <text:span text:style-name="T21">email, COUNT(email) FROM `Like` WHERE url = $PushPin.url</text:span></text:p>
            <text:p text:style-name="P34"><text:span text:style-name="T21">GROUP BY email;</text:span></text:p>
          </table:table-cell>
        </table:table-row>
      </table:table>
      <text:list xml:id="list180932190372341" text:continue-numbering="true" text:style-name="L15">
        <text:list-header>
          <text:p text:style-name="P10"/>
        </text:list-header>
        <text:list-item>
          <text:p text:style-name="P10"><text:soft-page-break/>Display LIKES</text:p>
        </text:list-item>
        <text:list-item>
          <text:p text:style-name="P10">Display COMMENTS sorted by date/time</text:p>
        </text:list-item>
        <text:list-item>
          <text:p text:style-name="P10">Find TAGS of Pin</text:p>
        </text:list-item>
      </text:list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5">SELECT tags FROM PushPin pp <text:span text:style-name="T17">INNER JOIN Category c ON pp.title = c.title</text:span> W<text:span text:style-name="T17">HERE pp.title = $Title AND pp.url = $url AND pp.owner_email = $Email AND pp.date_time = $DateTime</text:span></text:p>
          </table:table-cell>
        </table:table-row>
      </table:table>
      <text:list xml:id="list180931318207244" text:continue-numbering="true" text:style-name="L15">
        <text:list-header>
          <text:p text:style-name="P10"/>
        </text:list-header>
        <text:list-item>
          <text:p text:style-name="P10">Display TAGS sorted alphabetically</text:p>
        </text:list-item>
        <text:list-item>
          <text:p text:style-name="P10">While no buttons are pushed, do nothing</text:p>
        </text:list-item>
        <text:list-item>
          <text:p text:style-name="P10">If a button is pushed, then do:</text:p>
          <text:list>
            <text:list-item>
              <text:p text:style-name="P10">if <text:s/>FOLLOW, Write to USER, <text:span text:style-name="Default_20_Paragraph_20_Font"><text:span text:style-name="T1">View PushPin</text:span></text:span></text:p>
            </text:list-item>
          </text:list>
        </text:list-item>
      </text:list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6">INSERT INTO Follows ( email, follower_email )</text:p>
            <text:p text:style-name="P36">VALUES ( $Email, $Follower_Email )</text:p>
          </table:table-cell>
        </table:table-row>
      </table:table>
      <text:list xml:id="list180931719584448" text:continue-numbering="true" text:style-name="L15">
        <text:list-item>
          <text:list>
            <text:list-header>
              <text:p text:style-name="P10"><text:span text:style-name="Default_20_Paragraph_20_Font"><text:span text:style-name="T1"/></text:span></text:p>
            </text:list-header>
            <text:list-item>
              <text:p text:style-name="P10">if <text:span text:style-name="Default_20_Paragraph_20_Font"><text:span text:style-name="T2">&lt;hyperlinked Category&gt;</text:span></text:span>, <text:span text:style-name="Default_20_Paragraph_20_Font"><text:span text:style-name="T1">View Corkboard</text:span></text:span></text:p>
            </text:list-item>
            <text:list-item>
              <text:p text:style-name="P10">if &lt;<text:span text:style-name="Default_20_Paragraph_20_Font"><text:span text:style-name="T2">image&gt;</text:span></text:span>, GOTO Hyperlinked Site</text:p>
            </text:list-item>
            <text:list-item>
              <text:p text:style-name="P10">if POST_COMMENT, Write to PushPin, <text:span text:style-name="Default_20_Paragraph_20_Font"><text:span text:style-name="T1">View PushPin</text:span></text:span></text:p>
            </text:list-item>
          </text:list>
        </text:list-item>
      </text:list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6">INSERT INTO `Comment` ( date_time, text, email, url, title, owner_email )</text:p>
            <text:p text:style-name="P36">VALUES ( $DateTime, $Text, $Email, $Url, $Title, $Owner_Email )</text:p>
          </table:table-cell>
        </table:table-row>
      </table:table>
      <text:list xml:id="list180930635078991" text:continue-numbering="true" text:style-name="L15">
        <text:list-item>
          <text:list>
            <text:list-header>
              <text:p text:style-name="P10"><text:span text:style-name="Default_20_Paragraph_20_Font"><text:span text:style-name="T1"/></text:span></text:p>
            </text:list-header>
            <text:list-item>
              <text:p text:style-name="P10">if THUMBS_UP, Write to PushPin, <text:span text:style-name="Default_20_Paragraph_20_Font"><text:span text:style-name="T1">View PushPin</text:span></text:span></text:p>
            </text:list-item>
          </text:list>
        </text:list-item>
      </text:list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6">INSERT INTO `Like` ( email, date_time, url, title, owner_email )</text:p>
            <text:p text:style-name="P36">VALES ($Email, $DateTime, $Url, $Title, $Owner_Email )</text:p>
          </table:table-cell>
        </table:table-row>
      </table:table>
      <text:list xml:id="list180930775386215" text:continue-numbering="true" text:style-name="L15">
        <text:list-item>
          <text:list>
            <text:list-header>
              <text:p text:style-name="P10"><text:span text:style-name="Default_20_Paragraph_20_Font"><text:span text:style-name="T1"/></text:span></text:p>
            </text:list-header>
          </text:list>
        </text:list-item>
      </text:list>
      <text:p text:style-name="P23"><text:bookmark-start text:name="_Hlk525373874"/></text:p>
      <text:p text:style-name="P16"><text:bookmark-end text:name="_Hlk525373874"/></text:p>
      <text:p text:style-name="P3">Search PushPins</text:p>
      <text:p text:style-name="P16"/>
      <text:p text:style-name="P2">Abstract Code</text:p>
      <text:list xml:id="list194847380" text:style-name="L16">
        <text:list-item>
          <text:p text:style-name="P11">Find related PushPins</text:p>
        </text:list-item>
      </text:list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7">SELECT title, url, description FROM PushPin pp INNER JOIN Tags t ON t.name = pp.tags WHERE pp.title = $Title AND pp.date_time = $Date_time AND pp.owner_email = $Owner_email AND pp.title = $Title;</text:p>
          </table:table-cell>
        </table:table-row>
      </table:table>
      <text:list xml:id="list180930711171073" text:continue-numbering="true" text:style-name="L16">
        <text:list-header>
          <text:p text:style-name="P11"/>
        </text:list-header>
        <text:list-item>
          <text:p text:style-name="P11">For Each PushPin in related PushPins:</text:p>
          <text:list>
            <text:list-item>
              <text:p text:style-name="P11">Find OWNER, and CORKBOARD the Pin is on</text:p>
            </text:list-item>
            <text:list-item>
              <text:p text:style-name="P12">If CORKBOARD is public</text:p>
              <text:list>
                <text:list-item>
                  <text:p text:style-name="P12">Display alphabetically PUSHPIN{hyperlink}, CORKBOARD, OWNER</text:p>
                </text:list-item>
              </text:list>
            </text:list-item>
          </text:list>
        </text:list-item>
      </text:list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7">SELECT owner_email, title, <text:span text:style-name="T18">description</text:span> FROM (SELECT title, url, description FROM PushPin pp INNER JOIN Tags t ON t.name = pp.tags WHERE pp.title = $Title AND pp.date_time = $Date_time AND pp.owner_email = $Owner_email AND pp.title = $Title<text:span text:style-name="T18">)</text:span></text:p>
            <text:p text:style-name="P38">ORDER BY description ASC;</text:p>
          </table:table-cell>
        </table:table-row>
      </table:table>
      <text:list xml:id="list180931174615771" text:continue-numbering="true" text:style-name="L16">
        <text:list-item>
          <text:list>
            <text:list-header>
              <text:p text:style-name="P11"/>
            </text:list-header>
          </text:list>
        </text:list-item>
        <text:list-item>
          <text:p text:style-name="P11">While not button is pushed, do nothing</text:p>
        </text:list-item>
        <text:list-item>
          <text:p text:style-name="P11">When button is pushed, then do:</text:p>
          <text:list>
            <text:list-item>
              <text:p text:style-name="P11"><text:soft-page-break/>if PUSHPIN_DESCRIPTION, <text:span text:style-name="Default_20_Paragraph_20_Font"><text:span text:style-name="T1">View PushPin</text:span></text:span></text:p>
            </text:list-item>
          </text:list>
        </text:list-item>
      </text:list>
      <text:p text:style-name="P24"/>
      <text:p text:style-name="P5"/>
      <text:p text:style-name="P2">View Popular Tags</text:p>
      <text:p text:style-name="P16"/>
      <text:p text:style-name="P2">Abstract Code</text:p>
      <text:list xml:id="list180931824551607" text:continue-numbering="true" text:style-name="L16">
        <text:list-item>
          <text:p text:style-name="P11">Find Popular Tags</text:p>
        </text:list-item>
        <text:list-item>
          <text:p text:style-name="P11">For Each Tag in related Popular Tags:</text:p>
          <text:list>
            <text:list-item>
              <text:p text:style-name="P11">Find #PUSHPINS, and #CORKBOARD the Tag is on</text:p>
            </text:list-item>
            <text:list-item>
              <text:p text:style-name="P11">Display TAG{hyperlink}, #PUSHPINS, and #CORKBOARDs sorted by most Pushpins followed by most Corkboards</text:p>
            </text:list-item>
          </text:list>
          <text:p text:style-name="P12"/>
        </text:list-item>
      </text:list>
      <table:table table:name="Table22" table:style-name="Table22">
        <table:table-column table:style-name="Table22.A"/>
        <table:table-row>
          <table:table-cell table:style-name="Table22.A1" office:value-type="string">
            <text:list xml:id="list180930961320932" text:continue-numbering="true" text:style-name="L16">
              <text:list-header>
                <text:p text:style-name="P39">SELECT name, <text:span text:style-name="T19">COUNT (name), </text:span>url, title FROM Tags INNER JOIN PushPin pp ON Tags.name = pp.tag</text:p>
                <text:p text:style-name="P43">GROUP BY name</text:p>
                <text:p text:style-name="P40">ORDER BY <text:span text:style-name="T19">COUNT(url) DESC, COUNT(title) DESC</text:span></text:p>
                <text:p text:style-name="P40"><text:span text:style-name="T20">LIMIT 5</text:span>;</text:p>
              </text:list-header>
            </text:list>
          </table:table-cell>
        </table:table-row>
      </table:table>
      <text:list xml:id="list180930692529465" text:continue-numbering="true" text:style-name="L16">
        <text:list-header>
          <text:p text:style-name="P12"/>
        </text:list-header>
        <text:list-item>
          <text:p text:style-name="P11">While not button is pushed, do nothing</text:p>
        </text:list-item>
        <text:list-item>
          <text:p text:style-name="P11">When button is pushed, then do:</text:p>
          <text:list>
            <text:list-item>
              <text:p text:style-name="P11">if TAG, Search Tags</text:p>
            </text:list-item>
          </text:list>
        </text:list-item>
      </text:list>
      <text:p text:style-name="P23"/>
      <text:p text:style-name="P2"/>
      <text:p text:style-name="P2">View Popular Sites</text:p>
      <text:p text:style-name="P16"/>
      <text:p text:style-name="P2">Abstract Code</text:p>
      <text:list xml:id="list2405958049" text:style-name="L17">
        <text:list-item>
          <text:p text:style-name="P13">Find Popular Sites</text:p>
        </text:list-item>
        <text:list-item>
          <text:p text:style-name="P13">For Each Site in related Popular Sites:</text:p>
        </text:list-item>
        <text:list-item>
          <text:p text:style-name="P13">Find #PUSHPINS the Site is on</text:p>
        </text:list-item>
        <text:list-item>
          <text:p text:style-name="P13">Display SITE, #PUSHPINS sorted by most PushPins</text:p>
        </text:list-item>
      </text:list>
      <table:table table:name="Table27" table:style-name="Table27">
        <table:table-column table:style-name="Table27.A"/>
        <table:table-row>
          <table:table-cell table:style-name="Table27.A1" office:value-type="string">
            <text:list xml:id="list180931347673289" text:continue-numbering="true" text:style-name="L17">
              <text:list-header>
                <text:p text:style-name="P41">SELECT <text:span text:style-name="T19">url, COUNT(url) </text:span>FROM PushPin</text:p>
                <text:p text:style-name="P44">GROUP BY url</text:p>
                <text:p text:style-name="P42">ORDER BY COUNT(<text:span text:style-name="T19">url</text:span>) DESC</text:p>
                <text:p text:style-name="P42"><text:span text:style-name="T20">LIMIT 4</text:span>;</text:p>
              </text:list-header>
            </text:list>
          </table:table-cell>
        </table:table-row>
      </table:table>
      <text:list xml:id="list180931540371306" text:continue-numbering="true" text:style-name="L17">
        <text:list-header>
          <text:p text:style-name="P13"/>
        </text:list-header>
        <text:list-item>
          <text:p text:style-name="P13">While not button is pushed, do nothing</text:p>
        </text:list-item>
        <text:list-item>
          <text:p text:style-name="P13">When button is pushed, then do:</text:p>
        </text:list-item>
      </text:list>
      <text:list xml:id="list609537032" text:style-name="L18">
        <text:list-item>
          <text:list>
            <text:list-item>
              <text:p text:style-name="P14">if TAG, Search Tags</text:p>
            </text:list-item>
          </text:list>
        </text:list-item>
      </text:list>
      <text:p text:style-name="P23"/>
      <text:p text:style-name="P5"/>
      <text:p text:style-name="P2">View Stats</text:p>
      <text:p text:style-name="P16"/>
      <text:p text:style-name="P2">Abstract Code</text:p>
      <text:list xml:id="list1640407718" text:style-name="L19">
        <text:list-item>
          <text:p text:style-name="P15">Find all USERS</text:p>
        </text:list-item>
        <text:list-item>
          <text:p text:style-name="P15">For Each USER within USERS</text:p>
          <text:list>
            <text:list-item>
              <text:p text:style-name="P15"><text:soft-page-break/>Find PUBLIC CORKBOARDS</text:p>
            </text:list-item>
            <text:list-item>
              <text:p text:style-name="P15">Find PUBLIC PUSHPINS</text:p>
            </text:list-item>
            <text:list-item>
              <text:p text:style-name="P15">Find PRIVATE CORKBOARDS</text:p>
            </text:list-item>
            <text:list-item>
              <text:p text:style-name="P15">Find PRIVATE PUSHPINS</text:p>
            </text:list-item>
          </text:list>
        </text:list-item>
      </text:list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5">SELECT email, COUNT(<text:span text:style-name="T21">title), COUNT(url), COUNT(password), COUNT(title, owner_email) FROM `User` INNER JOIN Corkboard cb ON `User`.email = cb.email INNER JOIN Private_Corkboard pc ON `User`.email = pc.email INNER JOIN PushPin pp ON `User`.email = pp.email </text:span></text:p>
            <text:p text:style-name="P46">GROUP BY email</text:p>
            <text:p text:style-name="P46">ORDER BY COUNT(title) DESC, COUNT(title, owner_email) DESC;</text:p>
          </table:table-cell>
        </table:table-row>
      </table:table>
      <text:list xml:id="list180932491659473" text:continue-numbering="true" text:style-name="L19">
        <text:list-item>
          <text:list>
            <text:list-header>
              <text:p text:style-name="P15"/>
            </text:list-header>
            <text:list-item>
              <text:p text:style-name="P15">Display number of PUBLIC CORKBOARDS→ {Sorted by most: Wt=1}</text:p>
            </text:list-item>
            <text:list-item>
              <text:p text:style-name="P15">Display number of PUBLIC PUSHPINS</text:p>
            </text:list-item>
            <text:list-item>
              <text:p text:style-name="P15">Display number of PRIVATE CORKBOARDS → {Sorted by most: Wt=2}</text:p>
            </text:list-item>
            <text:list-item>
              <text:p text:style-name="P15">Display number of PRIVATE PUSHPIN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Default_20_Paragraph_20_Font" style:display-name="Default Paragraph Font" style:family="text"/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1" style:display-name="WW_CharLFO2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2" style:display-name="WW_CharLFO2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3" style:display-name="WW_CharLFO2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4" style:display-name="WW_CharLFO2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6" style:display-name="WW_CharLFO2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7" style:display-name="WW_CharLFO2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9" style:display-name="WW_CharLFO2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84ce9" officeooo:paragraph-rsid="00184ce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 Phase 2<text:tab/>CS6400 Database Design<text:tab/>Oct 14,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3:27:46.692933074</meta:creation-date>
    <dc:date>2018-10-13T18:06:48.958242843</dc:date>
    <meta:editing-duration>PT33M</meta:editing-duration>
    <meta:editing-cycles>4</meta:editing-cycles>
    <meta:generator>LibreOffice/6.0.3.2$Linux_X86_64 LibreOffice_project/00m0$Build-2</meta:generator>
    <meta:document-statistic meta:table-count="24" meta:image-count="0" meta:object-count="0" meta:page-count="6" meta:paragraph-count="188" meta:word-count="1244" meta:character-count="7219" meta:non-whitespace-character-count="6257"/>
  </office:meta>
</office:document-meta>
</file>